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 style:list-style-name="">
      <style:paragraph-properties fo:margin-top="0cm" fo:margin-bottom="0.494cm" style:contextual-spacing="false" fo:line-height="100%"/>
      <style:text-properties fo:language="es" fo:country="VE"/>
    </style:style>
    <style:style style:name="P2" style:family="paragraph" style:parent-style-name="Standard" style:list-style-name="">
      <style:paragraph-properties fo:margin-top="0.494cm" fo:margin-bottom="0.494cm" style:contextual-spacing="false" fo:line-height="100%"/>
    </style:style>
    <style:style style:name="P3" style:family="paragraph" style:parent-style-name="Standard" style:list-style-name="">
      <style:paragraph-properties fo:margin-top="0.494cm" fo:margin-bottom="0.494cm" style:contextual-spacing="false" fo:line-height="100%"/>
    </style:style>
    <style:style style:name="P4" style:family="paragraph" style:parent-style-name="Standard" style:list-style-name="WWNum5">
      <style:paragraph-properties fo:margin-top="0.494cm" fo:margin-bottom="0cm" style:contextual-spacing="false" fo:line-height="100%"/>
    </style:style>
    <style:style style:name="P5" style:family="paragraph" style:parent-style-name="Standard" style:list-style-name="WWNum5">
      <style:paragraph-properties fo:margin-top="0cm" fo:margin-bottom="0.494cm" style:contextual-spacing="false" fo:line-height="100%"/>
    </style:style>
    <style:style style:name="P6" style:family="paragraph" style:parent-style-name="Standard" style:list-style-name="WWNum5">
      <style:paragraph-properties fo:margin-top="0cm" fo:margin-bottom="0cm" style:contextual-spacing="false" fo:line-height="100%"/>
    </style:style>
    <style:style style:name="P7" style:family="paragraph" style:parent-style-name="Standard">
      <style:paragraph-properties fo:margin-top="0.494cm" fo:margin-bottom="0.494cm" style:contextual-spacing="false" fo:line-height="100%"/>
    </style:style>
    <style:style style:name="P8" style:family="paragraph" style:parent-style-name="Standard">
      <style:paragraph-properties fo:margin-left="1.27cm" fo:margin-top="0.494cm" fo:margin-bottom="0.494cm" style:contextual-spacing="false" fo:line-height="100%"/>
    </style:style>
    <style:style style:name="P9" style:family="paragraph" style:parent-style-name="Standard" style:list-style-name="WWNum6">
      <style:paragraph-properties fo:margin-top="0.494cm" fo:margin-bottom="0cm" style:contextual-spacing="false" fo:line-height="100%"/>
    </style:style>
    <style:style style:name="P10" style:family="paragraph" style:parent-style-name="Standard" style:list-style-name="WWNum6">
      <style:paragraph-properties fo:margin-top="0cm" fo:margin-bottom="0.494cm" style:contextual-spacing="false" fo:line-height="100%"/>
    </style:style>
    <style:style style:name="P11" style:family="paragraph" style:parent-style-name="Standard" style:list-style-name="WWNum6">
      <style:paragraph-properties fo:margin-top="0cm" fo:margin-bottom="0cm" style:contextual-spacing="false" fo:line-height="100%"/>
    </style:style>
    <style:style style:name="P12" style:family="paragraph" style:parent-style-name="Standard" style:list-style-name="WWNum7">
      <style:paragraph-properties fo:margin-top="0.494cm" fo:margin-bottom="0.494cm" style:contextual-spacing="false" fo:line-height="100%"/>
    </style:style>
    <style:style style:name="P13" style:family="paragraph" style:parent-style-name="Standard" style:list-style-name="WWNum7">
      <style:paragraph-properties fo:margin-top="0.494cm" fo:margin-bottom="0cm" style:contextual-spacing="false" fo:line-height="100%"/>
    </style:style>
    <style:style style:name="P14" style:family="paragraph" style:parent-style-name="Standard" style:list-style-name="WWNum7">
      <style:paragraph-properties fo:margin-top="0cm" fo:margin-bottom="0.494cm" style:contextual-spacing="false" fo:line-height="100%"/>
    </style:style>
    <style:style style:name="P15" style:family="paragraph" style:parent-style-name="Standard">
      <style:paragraph-properties fo:margin-left="1.27cm"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6" style:family="paragraph" style:parent-style-name="Standard" style:list-style-name="WWNum8">
      <style:paragraph-properties fo:margin-top="0.494cm" fo:margin-bottom="0cm" style:contextual-spacing="false" fo:line-height="100%"/>
    </style:style>
    <style:style style:name="P17" style:family="paragraph" style:parent-style-name="Standard" style:list-style-name="WWNum8">
      <style:paragraph-properties fo:margin-top="0cm" fo:margin-bottom="0.494cm" style:contextual-spacing="false" fo:line-height="100%"/>
    </style:style>
    <style:style style:name="P18" style:family="paragraph" style:parent-style-name="Standard" style:list-style-name="WWNum8">
      <style:paragraph-properties fo:margin-top="0cm" fo:margin-bottom="0cm" style:contextual-spacing="false" fo:line-height="100%"/>
    </style:style>
    <style:style style:name="P19" style:family="paragraph" style:parent-style-name="Standard" style:list-style-name="">
      <style:paragraph-properties fo:margin-top="0cm" fo:margin-bottom="0.494cm" style:contextual-spacing="false" fo:line-height="100%"/>
      <style:text-properties fo:language="es" fo:country="VE"/>
    </style:style>
    <style:style style:name="P20" style:family="paragraph" style:parent-style-name="Text_20_body" style:list-style-name="L1"/>
    <style:style style:name="P21" style:family="paragraph" style:parent-style-name="Text_20_body" style:list-style-name="L2"/>
    <style:style style:name="P22" style:family="paragraph" style:parent-style-name="Text_20_body" style:list-style-name="L3"/>
    <style:style style:name="P23" style:family="paragraph" style:parent-style-name="Text_20_body" style:list-style-name="L4"/>
    <style:style style:name="P24" style:family="paragraph" style:parent-style-name="Text_20_body" style:list-style-name="L5"/>
    <style:style style:name="P25" style:family="paragraph" style:parent-style-name="Text_20_body" style:list-style-name="L6"/>
    <style:style style:name="T1" style:family="text">
      <style:text-properties style:font-name="Times New Roman" fo:font-size="24pt" fo:language="es" fo:country="VE" fo:font-weight="bold" style:letter-kerning="true" style:font-name-asian="Times New Roman1" style:font-size-asian="24pt" style:font-weight-asian="bold" style:font-name-complex="Times New Roman1" style:font-size-complex="24pt" style:font-weight-complex="bold"/>
    </style:style>
    <style:style style:name="T2" style:family="text">
      <style:text-properties style:font-name="Times New Roman" fo:font-size="24pt" fo:font-weight="bold" style:letter-kerning="true" style:font-name-asian="Times New Roman1" style:font-size-asian="24pt" style:font-weight-asian="bold" style:font-name-complex="Times New Roman1" style:font-size-complex="24pt" style:font-weight-complex="bold"/>
    </style:style>
    <style:style style:name="T3" style:family="text">
      <style:text-properties style:font-name="Times New Roman" fo:font-size="13.5pt" fo:language="es" fo:country="VE" fo:font-weight="bold" style:font-name-asian="Times New Roman1" style:font-size-asian="13.5pt" style:font-weight-asian="bold" style:font-name-complex="Times New Roman1" style:font-size-complex="13.5pt" style:font-weight-complex="bold"/>
    </style:style>
    <style:style style:name="T4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5" style:family="text">
      <style:text-properties style:font-name="Times New Roman" fo:font-size="18pt" fo:language="es" fo:country="VE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6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7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8" style:family="text">
      <style:text-properties style:font-name="Times New Roman" fo:font-size="12pt" fo:language="es" fo:country="VE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9" style:family="text">
      <style:text-properties style:font-name="Times New Roman" fo:font-size="12pt" fo:language="es" fo:country="VE" style:font-name-asian="Times New Roman1" style:font-size-asian="12pt" style:font-name-complex="Times New Roman1" style:font-size-complex="12pt"/>
    </style:style>
    <style:style style:name="T10" style:family="text">
      <style:text-properties style:font-name="Courier New" fo:font-size="10pt" fo:language="es" fo:country="VE" style:font-name-asian="Times New Roman1" style:font-size-asian="10pt" style:font-name-complex="Courier New1" style:font-size-complex="10pt"/>
    </style:style>
    <style:style style:name="T11" style:family="text">
      <style:text-properties style:font-name="Courier New" fo:font-size="10pt" fo:font-weight="bold" style:font-name-asian="Times New Roman1" style:font-size-asian="10pt" style:font-weight-asian="bold" style:font-name-complex="Courier New1" style:font-size-complex="10pt" style:font-weight-complex="bold"/>
    </style:style>
    <style:style style:name="T12" style:family="text">
      <style:text-properties style:font-name="Courier New" fo:font-size="10pt" style:font-name-asian="Times New Roman1" style:font-size-asian="10pt" style:font-name-complex="Courier New1" style:font-size-complex="10pt"/>
    </style:style>
    <style:style style:name="T13" style:family="text">
      <style:text-properties fo:language="es" fo:country="VE"/>
    </style:style>
    <style:style style:name="T14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loext:marker-style-name="T1"><text:span text:style-name="T2">SISTEMA DE INVENTARIO TECNOLÓGICO</text:span></text:h>
      <text:h text:style-name="Heading_20_3" text:outline-level="3">Documento de Arquitectura y Estándares (Actualización V2.2)</text:h>
      <text:h text:style-name="Heading_20_2" text:outline-level="2">1. Stack Tecnológico Definitivo</text:h>
      <text:list text:style-name="L1">
        <text:list-item>
          <text:p text:style-name="P20"><text:span text:style-name="T14">Lenguaje:</text:span> PHP 8.3+</text:p>
        </text:list-item>
        <text:list-item>
          <text:p text:style-name="P20"><text:span text:style-name="T14">Framework Backend:</text:span> Laravel 10+</text:p>
        </text:list-item>
        <text:list-item>
          <text:p text:style-name="P20"><text:span text:style-name="T14">Framework Frontend (Reactividad):</text:span> Livewire 3</text:p>
        </text:list-item>
        <text:list-item>
          <text:p text:style-name="P20"><text:span text:style-name="T14">Framework CSS/UI:</text:span> Bootstrap 5 (Procesado con Sass y Vite) + Bootstrap Icons</text:p>
        </text:list-item>
        <text:list-item>
          <text:p text:style-name="P20"><text:span text:style-name="T14">Base de Datos:</text:span> MariaDB (<text:span text:style-name="Source_20_Text">sigeinv_db</text:span>)</text:p>
        </text:list-item>
        <text:list-item>
          <text:p text:style-name="P20"><text:span text:style-name="T14">Seguridad y Roles:</text:span> <text:span text:style-name="Source_20_Text">spatie/laravel-permission</text:span> (Con modelo de Rol personalizado para descripciones)</text:p>
        </text:list-item>
        <text:list-item>
          <text:p text:style-name="P20"><text:span text:style-name="T14">Servidor Local Recomendado:</text:span> Laragon (Windows) o XAMPP (Linux Mint / Ubuntu)</text:p>
        </text:list-item>
      </text:list>
      <text:h text:style-name="Heading_20_2" text:outline-level="2">2. Entorno y Configuración (Subcarpetas en XAMPP)</text:h>
      <text:list text:style-name="L2">
        <text:list-item>
          <text:p text:style-name="P21"><text:span text:style-name="T14">Rutas de Livewire:</text:span> Si el proyecto se ejecuta desde una subcarpeta (ej. <text:span text:style-name="Source_20_Text">http://localhost/sigeinvGDC/public</text:span>), Livewire perderá la ruta de sus scripts.</text:p>
        </text:list-item>
        <text:list-item>
          <text:p text:style-name="P21"><text:span text:style-name="T14">Solución de Assets:</text:span> Se debe publicar la configuración de Livewire (<text:span text:style-name="Source_20_Text">php artisan livewire:publish --config</text:span>) y definir la variable <text:span text:style-name="Source_20_Text">'asset_url' =&gt; 'http://localhost/sigeinvGDC/public'</text:span> para que coincida con el <text:span text:style-name="Source_20_Text">APP_URL</text:span> del archivo <text:span text:style-name="Source_20_Text">.env</text:span>.</text:p>
        </text:list-item>
        <text:list-item>
          <text:p text:style-name="P21"><text:span text:style-name="T14">Caché:</text:span> Tras cualquier cambio en <text:span text:style-name="Source_20_Text">.env</text:span> o configuraciones, ejecutar siempre <text:span text:style-name="Source_20_Text">php artisan optimize:clear</text:span>.</text:p>
        </text:list-item>
      </text:list>
      <text:h text:style-name="Heading_20_2" text:outline-level="2">3. Estructura Base y Layout (<text:span text:style-name="Source_20_Text">app.blade.php</text:span>)</text:h>
      <text:list text:style-name="L3">
        <text:list-item>
          <text:p text:style-name="P22"><text:span text:style-name="T14">Lógica de Vistas:</text:span> Dividida estrictamente usando <text:span text:style-name="Source_20_Text">@auth</text:span> (Carga Sidebar, Topbar y Main Content) y <text:span text:style-name="Source_20_Text">@else</text:span> (Contenedor centrado para Login).</text:p>
        </text:list-item>
        <text:list-item>
          <text:p text:style-name="P22"><text:soft-page-break/><text:span text:style-name="T14">Gestión de UI Global:</text:span> Un único bloque de JavaScript al final del archivo escucha los eventos de Livewire 3 y controla Bootstrap (<text:span text:style-name="Source_20_Text">abrir-modal</text:span>, <text:span text:style-name="Source_20_Text">cerrar-modal</text:span>, <text:span text:style-name="Source_20_Text">mostrar-toast</text:span>).</text:p>
        </text:list-item>
        <text:list-item>
          <text:p text:style-name="P22"><text:span text:style-name="T14">Menú Dinámico Inteligente:</text:span> Los títulos de las secciones en el menú lateral (ej. "Administración") deben envolverse en la directiva <text:span text:style-name="Source_20_Text">@canany(['permiso-1', 'permiso-2'])</text:span> para ocultarse automáticamente si el usuario no tiene acceso a ningún módulo de esa sección.</text:p>
        </text:list-item>
      </text:list>
      <text:h text:style-name="Heading_20_2" text:outline-level="2">4. Base de Datos y Sembradores (Seeders)</text:h>
      <text:list text:style-name="L4">
        <text:list-item>
          <text:p text:style-name="P23"><text:span text:style-name="T14">Reconstrucción del Sistema:</text:span> Nunca se insertan datos básicos manuales ni se alteran migraciones huérfanas. Para aplicar cambios estructurales, se utiliza el comando destructivo-constructivo: <text:span text:style-name="Source_20_Text">php artisan migrate:fresh --seed</text:span>.</text:p>
        </text:list-item>
        <text:list-item>
          <text:p text:style-name="P23"><text:span text:style-name="T14">RolesAndPermissionsSeeder:</text:span> Archivo maestro que limpia la caché de Spatie, registra todos los permisos del sistema, crea los roles base (super-admin, administrador, etc.) y genera la cuenta raíz.</text:p>
        </text:list-item>
        <text:list-item>
          <text:p text:style-name="P23"><text:span text:style-name="T14">CatalogosSeeder:</text:span> Archivo maestro responsable de poblar los catálogos básicos (Tipos de Dispositivo, Sistemas Operativos, Puertos y Departamentos) para garantizar que el sistema sea funcional "fuera de la caja".</text:p>
        </text:list-item>
      </text:list>
      <text:h text:style-name="Heading_20_2" text:outline-level="2">5. Seguridad y Permisos (Spatie + Gates)</text:h>
      <text:list text:style-name="L5">
        <text:list-item>
          <text:p text:style-name="P24"><text:span text:style-name="T14">Poder Absoluto:</text:span> El rol <text:span text:style-name="Source_20_Text">super-admin</text:span> tiene un bypass global configurado en <text:span text:style-name="Source_20_Text">App\Providers\AuthServiceProvider</text:span> usando <text:span text:style-name="Source_20_Text">Gate::before()</text:span>. No necesita permisos individuales.</text:p>
        </text:list-item>
        <text:list-item>
          <text:p text:style-name="P24"><text:span text:style-name="T14">Protección Backend (Livewire):</text:span> Todo método que altere datos o muestre información sensible DEBE estar protegido usando la fachada <text:span text:style-name="Source_20_Text">Gate</text:span> (ej. <text:span text:style-name="Source_20_Text">abort_if(Gate::denies('crear-marcas'), 403);</text:span>) para asegurar el backend y evitar falsos errores de sintaxis en editores como VS Code.</text:p>
        </text:list-item>
        <text:list-item>
          <text:p text:style-name="P24"><text:span text:style-name="T14">Protección Frontend (Blade):</text:span> Los botones y enlaces del menú deben ocultarse a los usuarios sin privilegios usando la directiva <text:span text:style-name="Source_20_Text">@can('nombre-permiso') ... @endcan</text:span>.</text:p>
        </text:list-item>
      </text:list>
      <text:h text:style-name="Heading_20_2" text:outline-level="2">6. Estándar de Desarrollo CRUD (El "Molde V2.1")</text:h>
      <text:list text:style-name="L6">
        <text:list-item>
          <text:p text:style-name="P25"><text:soft-page-break/><text:span text:style-name="T14">Migración y Modelo:</text:span> Ejecutar <text:span text:style-name="Source_20_Text">php artisan make:model Nombre -m</text:span>. Incluir siempre campos booleanos por defecto y configurar <text:span text:style-name="Source_20_Text">$fillable</text:span>. Si el plural en español es irregular, forzar el nombre de la tabla con <text:span text:style-name="Source_20_Text">protected $table = 'nombre_tabla';</text:span>.</text:p>
        </text:list-item>
        <text:list-item>
          <text:p text:style-name="P25"><text:span text:style-name="T14">Lógica PHP - Paginación y Búsqueda:</text:span> Implementar variables <text:span text:style-name="Source_20_Text">$search</text:span>, <text:span text:style-name="Source_20_Text">$sortField</text:span> y <text:span text:style-name="Source_20_Text">$sortAsc</text:span>.</text:p>
        </text:list-item>
        <text:list-item>
          <text:p text:style-name="P25"><text:span text:style-name="T14">Lógica PHP - Reset de Paginación:</text:span> Incluir el método <text:span text:style-name="Source_20_Text">updatingSearch()</text:span> para reiniciar a la página 1 al interactuar con el buscador.</text:p>
        </text:list-item>
        <text:list-item>
          <text:p text:style-name="P25"><text:span text:style-name="T14">Lógica PHP - Ordenamiento:</text:span> Incluir el método <text:span text:style-name="Source_20_Text">sortBy($field)</text:span> para alternar la dirección de las columnas.</text:p>
        </text:list-item>
        <text:list-item>
          <text:p text:style-name="P25"><text:span text:style-name="T14">Lógica PHP - Tipado Estricto:</text:span> Castear explícitamente los booleanos (ej. <text:span text:style-name="Source_20_Text">public bool $activo = true;</text:span>).</text:p>
        </text:list-item>
        <text:list-item>
          <text:p text:style-name="P25"><text:span text:style-name="T14">Lógica PHP - Seguridad de Acciones:</text:span> Proteger estrictamente los métodos <text:span text:style-name="Source_20_Text">crear</text:span>, <text:span text:style-name="Source_20_Text">guardar</text:span>, <text:span text:style-name="Source_20_Text">editar</text:span>, <text:span text:style-name="Source_20_Text">eliminar</text:span> y <text:span text:style-name="Source_20_Text">toggleActivo</text:span> con <text:span text:style-name="Source_20_Text">Gate::denies()</text:span>.</text:p>
        </text:list-item>
        <text:list-item>
          <text:p text:style-name="P25"><text:span text:style-name="T14">Vista Blade - Encabezado:</text:span> Incluir el input de búsqueda reactivo con <text:span text:style-name="Source_20_Text">wire:model.live.debounce.300ms="search"</text:span>.</text:p>
        </text:list-item>
        <text:list-item>
          <text:p text:style-name="P25"><text:span text:style-name="T14">Vista Blade - Tabla Responsiva:</text:span> Integrar cabeceras con evento <text:span text:style-name="Source_20_Text">wire:click="sortBy('campo')"</text:span> e indicadores visuales de orden dinámicos (<text:span text:style-name="Source_20_Text">bi-sort-up</text:span>/<text:span text:style-name="Source_20_Text">down</text:span>).</text:p>
        </text:list-item>
        <text:list-item>
          <text:p text:style-name="P25"><text:span text:style-name="T14">Vista Blade - Limpieza de Código:</text:span> NO incluir etiquetas <text:span text:style-name="Source_20_Text">&lt;script&gt;</text:span> dentro de la vista individual del componente Livewire.</text:p>
        </text:list-item>
      </text:list>
      <text:h text:style-name="P19" text:outline-level="1" loext:marker-style-name="T1"><text:bookmark text:name="_GoBack"/><text:span text:style-name="T1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loext:linked-style-name="Título_20_1_20_Car" style:default-outline-level="1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loext:linked-style-name="Título_20_2_20_C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loext:linked-style-name="Título_20_3_20_Car" style:default-outline-level="3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con_20_formato_20_previo_20_C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Título_20_2_20_Car" style:display-name="Título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Título_20_3_20_Car" style:display-name="Título 3 C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g-tns-c3571987159-190" style:family="text" style:parent-style-name="Default_20_Paragraph_20_Font"/>
    <style:style style:name="HTML_20_con_20_formato_20_previo_20_Car" style:display-name="HTML con formato previo C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js-keyword" style:family="text" style:parent-style-name="Default_20_Paragraph_20_Font"/>
    <style:style style:name="hljs-title" style:family="text" style:parent-style-name="Default_20_Paragraph_20_Font"/>
    <style:style style:name="hljs-comment" style:family="text" style:parent-style-name="Default_20_Paragraph_20_Font"/>
    <style:style style:name="hljs-string" style:family="text" style:parent-style-name="Default_20_Paragraph_20_Font"/>
    <style:style style:name="hljs-number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/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egir</meta:initial-creator>
    <meta:editing-cycles>4</meta:editing-cycles>
    <meta:creation-date>2026-03-26T22:39:00</meta:creation-date>
    <dc:date>2026-03-30T23:07:06.792851608</dc:date>
    <meta:editing-duration>PT1H10M50S</meta:editing-duration>
    <meta:generator>LibreOffice/24.2.7.2$Linux_X86_64 LibreOffice_project/420$Build-2</meta:generator>
    <meta:document-statistic meta:table-count="0" meta:image-count="0" meta:object-count="0" meta:page-count="3" meta:paragraph-count="36" meta:word-count="597" meta:character-count="4187" meta:non-whitespace-character-count="3656"/>
    <meta:user-defined meta:name="AppVersion">16.0000</meta:user-defined>
    <meta:template xlink:type="simple" xlink:actuate="onRequest" xlink:title="Normal" xlink:href=""/>
  </office:meta>
</office:document-meta>
</file>